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8075in"/>
    </style:style>
    <style:style style:name="co2" style:family="table-column">
      <style:table-column-properties fo:break-before="auto" style:column-width="0.5055in"/>
    </style:style>
    <style:style style:name="co3" style:family="table-column">
      <style:table-column-properties fo:break-before="auto" style:column-width="0.7583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39">
      <style:text-properties fo:font-weight="bold" style:font-weight-asian="bold" style:font-weight-complex="bold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V-trn-bass_ctm|PB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5" table:default-cell-style-name="ce5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#pos</text:p>
          </table:table-cell>
          <table:table-cell table:style-name="ce2" office:value-type="string" calcext:value-type="string">
            <text:p>#neg</text:p>
          </table:table-cell>
          <table:table-cell table:style-name="ce2" office:value-type="string" calcext:value-type="string">
            <text:p>AUROC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Rc|FPR1e-1</text:p>
          </table:table-cell>
          <table:table-cell table:style-name="ce2" office:value-type="string" calcext:value-type="string">
            <text:p>Rc|FPR1e-2</text:p>
          </table:table-cell>
          <table:table-cell table:style-name="ce2" office:value-type="string" calcext:value-type="string">
            <text:p>Rc|FPR1e-3</text:p>
          </table:table-cell>
          <table:table-cell table:style-name="ce2" office:value-type="string" calcext:value-type="string">
            <text:p>Rc|FPR1e-4</text:p>
          </table:table-cell>
          <table:table-cell table:style-name="ce2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819" calcext:value-type="float">
            <text:p>819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735829703774" calcext:value-type="float">
            <text:p>0.99</text:p>
          </table:table-cell>
          <table:table-cell office:value-type="float" office:value="0.836519312331314" calcext:value-type="float">
            <text:p>0.84</text:p>
          </table:table-cell>
          <table:table-cell office:value-type="float" office:value="0.981684981684982" calcext:value-type="float">
            <text:p>0.98</text:p>
          </table:table-cell>
          <table:table-cell office:value-type="float" office:value="0.934065934065934" calcext:value-type="float">
            <text:p>0.93</text:p>
          </table:table-cell>
          <table:table-cell office:value-type="float" office:value="0.813186813186813" calcext:value-type="float">
            <text:p>0.8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06715506715507" calcext:value-type="float">
            <text:p>0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832" calcext:value-type="float">
            <text:p>832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4097764679058" calcext:value-type="float">
            <text:p>0.99</text:p>
          </table:table-cell>
          <table:table-cell office:value-type="float" office:value="0.834440121757888" calcext:value-type="float">
            <text:p>0.83</text:p>
          </table:table-cell>
          <table:table-cell office:value-type="float" office:value="0.987980769230769" calcext:value-type="float">
            <text:p>0.99</text:p>
          </table:table-cell>
          <table:table-cell office:value-type="float" office:value="0.935096153846154" calcext:value-type="float">
            <text:p>0.94</text:p>
          </table:table-cell>
          <table:table-cell office:value-type="float" office:value="0.819711538461538" calcext:value-type="float">
            <text:p>0.82</text:p>
          </table:table-cell>
          <table:table-cell office:value-type="float" office:value="0.646634615384615" calcext:value-type="float">
            <text:p>0.65</text:p>
          </table:table-cell>
          <table:table-cell office:value-type="float" office:value="0.465144230769231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826" calcext:value-type="float">
            <text:p>826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490283005101" calcext:value-type="float">
            <text:p>0.99</text:p>
          </table:table-cell>
          <table:table-cell office:value-type="float" office:value="0.84179764170122" calcext:value-type="float">
            <text:p>0.84</text:p>
          </table:table-cell>
          <table:table-cell office:value-type="float" office:value="0.983050847457627" calcext:value-type="float">
            <text:p>0.98</text:p>
          </table:table-cell>
          <table:table-cell office:value-type="float" office:value="0.930992736077482" calcext:value-type="float">
            <text:p>0.93</text:p>
          </table:table-cell>
          <table:table-cell office:value-type="float" office:value="0.818401937046005" calcext:value-type="float">
            <text:p>0.82</text:p>
          </table:table-cell>
          <table:table-cell office:value-type="float" office:value="0.684019370460048" calcext:value-type="float">
            <text:p>0.68</text:p>
          </table:table-cell>
          <table:table-cell office:value-type="float" office:value="0.600484261501211" calcext:value-type="float">
            <text:p>0.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832" calcext:value-type="float">
            <text:p>832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2468788792994" calcext:value-type="float">
            <text:p>0.99</text:p>
          </table:table-cell>
          <table:table-cell office:value-type="float" office:value="0.802631080250175" calcext:value-type="float">
            <text:p>0.80</text:p>
          </table:table-cell>
          <table:table-cell office:value-type="float" office:value="0.984375" calcext:value-type="float">
            <text:p>0.98</text:p>
          </table:table-cell>
          <table:table-cell office:value-type="float" office:value="0.921875" calcext:value-type="float">
            <text:p>0.92</text:p>
          </table:table-cell>
          <table:table-cell office:value-type="float" office:value="0.796875" calcext:value-type="float">
            <text:p>0.80</text:p>
          </table:table-cell>
          <table:table-cell office:value-type="float" office:value="0.591346153846154" calcext:value-type="float">
            <text:p>0.59</text:p>
          </table:table-cell>
          <table:table-cell office:value-type="float" office:value="0.299278846153846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827" calcext:value-type="float">
            <text:p>827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463370601089" calcext:value-type="float">
            <text:p>0.99</text:p>
          </table:table-cell>
          <table:table-cell office:value-type="float" office:value="0.816251831419325" calcext:value-type="float">
            <text:p>0.82</text:p>
          </table:table-cell>
          <table:table-cell office:value-type="float" office:value="0.979443772672309" calcext:value-type="float">
            <text:p>0.98</text:p>
          </table:table-cell>
          <table:table-cell office:value-type="float" office:value="0.920193470374849" calcext:value-type="float">
            <text:p>0.92</text:p>
          </table:table-cell>
          <table:table-cell office:value-type="float" office:value="0.796856106408706" calcext:value-type="float">
            <text:p>0.80</text:p>
          </table:table-cell>
          <table:table-cell office:value-type="float" office:value="0.615477629987908" calcext:value-type="float">
            <text:p>0.62</text:p>
          </table:table-cell>
          <table:table-cell office:value-type="float" office:value="0.469165659008464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834" calcext:value-type="float">
            <text:p>834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2967433057616" calcext:value-type="float">
            <text:p>0.99</text:p>
          </table:table-cell>
          <table:table-cell office:value-type="float" office:value="0.78955211664369" calcext:value-type="float">
            <text:p>0.79</text:p>
          </table:table-cell>
          <table:table-cell office:value-type="float" office:value="0.983213429256595" calcext:value-type="float">
            <text:p>0.98</text:p>
          </table:table-cell>
          <table:table-cell office:value-type="float" office:value="0.913669064748201" calcext:value-type="float">
            <text:p>0.91</text:p>
          </table:table-cell>
          <table:table-cell office:value-type="float" office:value="0.762589928057554" calcext:value-type="float">
            <text:p>0.76</text:p>
          </table:table-cell>
          <table:table-cell office:value-type="float" office:value="0.568345323741007" calcext:value-type="float">
            <text:p>0.57</text:p>
          </table:table-cell>
          <table:table-cell office:value-type="float" office:value="0.413669064748201" calcext:value-type="float">
            <text:p>0.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float" office:value="828.333333333333" calcext:value-type="float">
            <text:p>828.3</text:p>
          </table:table-cell>
          <table:table-cell table:style-name="ce4" table:formula="of:=AVERAGE([.C2:.C7])" office:value-type="float" office:value="364360" calcext:value-type="float">
            <text:p>364360</text:p>
          </table:table-cell>
          <table:table-cell table:style-name="ce6" table:formula="of:=AVERAGE([.D2:.D7])" office:value-type="float" office:value="0.992370578306605" calcext:value-type="float">
            <text:p>0.99</text:p>
          </table:table-cell>
          <table:table-cell table:style-name="ce6" table:formula="of:=AVERAGE([.E2:.E7])" office:value-type="float" office:value="0.820198684017269" calcext:value-type="float">
            <text:p>0.82</text:p>
          </table:table-cell>
          <table:table-cell table:style-name="ce6" table:formula="of:=AVERAGE([.F2:.F7])" office:value-type="float" office:value="0.983291466717047" calcext:value-type="float">
            <text:p>0.98</text:p>
          </table:table-cell>
          <table:table-cell table:style-name="ce6" table:formula="of:=AVERAGE([.G2:.G7])" office:value-type="float" office:value="0.925982059852103" calcext:value-type="float">
            <text:p>0.93</text:p>
          </table:table-cell>
          <table:table-cell table:style-name="ce6" table:formula="of:=AVERAGE([.H2:.H7])" office:value-type="float" office:value="0.801270220526769" calcext:value-type="float">
            <text:p>0.80</text:p>
          </table:table-cell>
          <table:table-cell table:style-name="ce6" table:formula="of:=AVERAGE([.I2:.I7])" office:value-type="float" office:value="0.628748293347733" calcext:value-type="float">
            <text:p>0.63</text:p>
          </table:table-cell>
          <table:table-cell table:style-name="ce6" table:formula="of:=AVERAGE([.J2:.J7])" office:value-type="float" office:value="0.459076261482743" calcext:value-type="float">
            <text:p>0.46</text:p>
          </table:table-cell>
          <table:table-cell table:number-columns-repeated="1014"/>
        </table:table-row>
      </table:table>
      <table:table table:name="CV-val-bass_c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6" table:default-cell-style-name="ce7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75" calcext:value-type="float">
            <text:p>175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8958878973699" calcext:value-type="float">
            <text:p>0.98</text:p>
          </table:table-cell>
          <table:table-cell office:value-type="float" office:value="0.715590582830611" calcext:value-type="float">
            <text:p>0.72</text:p>
          </table:table-cell>
          <table:table-cell office:value-type="float" office:value="0.931428571428571" calcext:value-type="float">
            <text:p>0.93</text:p>
          </table:table-cell>
          <table:table-cell office:value-type="float" office:value="0.822857142857143" calcext:value-type="float">
            <text:p>0.82</text:p>
          </table:table-cell>
          <table:table-cell office:value-type="float" office:value="0.674285714285714" calcext:value-type="float">
            <text:p>0.67</text:p>
          </table:table-cell>
          <table:table-cell office:value-type="float" office:value="0.525714285714286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62" calcext:value-type="float">
            <text:p>162</text:p>
          </table:table-cell>
          <table:table-cell office:value-type="float" office:value="72872" calcext:value-type="float">
            <text:p>72872</text:p>
          </table:table-cell>
          <table:table-cell office:value-type="float" office:value="0.983288980237968" calcext:value-type="float">
            <text:p>0.98</text:p>
          </table:table-cell>
          <table:table-cell office:value-type="float" office:value="0.691244790075803" calcext:value-type="float">
            <text:p>0.69</text:p>
          </table:table-cell>
          <table:table-cell office:value-type="float" office:value="0.938271604938272" calcext:value-type="float">
            <text:p>0.94</text:p>
          </table:table-cell>
          <table:table-cell office:value-type="float" office:value="0.814814814814815" calcext:value-type="float">
            <text:p>0.81</text:p>
          </table:table-cell>
          <table:table-cell office:value-type="float" office:value="0.67283950617284" calcext:value-type="float">
            <text:p>0.67</text:p>
          </table:table-cell>
          <table:table-cell office:value-type="float" office:value="0.530864197530864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68" calcext:value-type="float">
            <text:p>168</text:p>
          </table:table-cell>
          <table:table-cell office:value-type="float" office:value="72872" calcext:value-type="float">
            <text:p>72872</text:p>
          </table:table-cell>
          <table:table-cell office:value-type="float" office:value="0.992308512904558" calcext:value-type="float">
            <text:p>0.99</text:p>
          </table:table-cell>
          <table:table-cell office:value-type="float" office:value="0.783625741924691" calcext:value-type="float">
            <text:p>0.78</text:p>
          </table:table-cell>
          <table:table-cell office:value-type="float" office:value="0.982142857142857" calcext:value-type="float">
            <text:p>0.98</text:p>
          </table:table-cell>
          <table:table-cell office:value-type="float" office:value="0.875" calcext:value-type="float">
            <text:p>0.88</text:p>
          </table:table-cell>
          <table:table-cell office:value-type="float" office:value="0.75" calcext:value-type="float">
            <text:p>0.75</text:p>
          </table:table-cell>
          <table:table-cell office:value-type="float" office:value="0.654761904761905" calcext:value-type="float">
            <text:p>0.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62" calcext:value-type="float">
            <text:p>162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6113875979394" calcext:value-type="float">
            <text:p>0.98</text:p>
          </table:table-cell>
          <table:table-cell office:value-type="float" office:value="0.66008474472313" calcext:value-type="float">
            <text:p>0.66</text:p>
          </table:table-cell>
          <table:table-cell office:value-type="float" office:value="0.950617283950617" calcext:value-type="float">
            <text:p>0.95</text:p>
          </table:table-cell>
          <table:table-cell office:value-type="float" office:value="0.814814814814815" calcext:value-type="float">
            <text:p>0.8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25925925925926" calcext:value-type="float">
            <text:p>0.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67" calcext:value-type="float">
            <text:p>167</text:p>
          </table:table-cell>
          <table:table-cell office:value-type="float" office:value="72872" calcext:value-type="float">
            <text:p>72872</text:p>
          </table:table-cell>
          <table:table-cell office:value-type="float" office:value="0.987253385971498" calcext:value-type="float">
            <text:p>0.99</text:p>
          </table:table-cell>
          <table:table-cell office:value-type="float" office:value="0.716009718446801" calcext:value-type="float">
            <text:p>0.72</text:p>
          </table:table-cell>
          <table:table-cell office:value-type="float" office:value="0.976047904191617" calcext:value-type="float">
            <text:p>0.98</text:p>
          </table:table-cell>
          <table:table-cell office:value-type="float" office:value="0.832335329341317" calcext:value-type="float">
            <text:p>0.83</text:p>
          </table:table-cell>
          <table:table-cell office:value-type="float" office:value="0.682634730538922" calcext:value-type="float">
            <text:p>0.68</text:p>
          </table:table-cell>
          <table:table-cell office:value-type="float" office:value="0.514970059880239" calcext:value-type="float">
            <text:p>0.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60" calcext:value-type="float">
            <text:p>160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7205408112855" calcext:value-type="float">
            <text:p>0.98</text:p>
          </table:table-cell>
          <table:table-cell office:value-type="float" office:value="0.686136439616882" calcext:value-type="float">
            <text:p>0.69</text:p>
          </table:table-cell>
          <table:table-cell office:value-type="float" office:value="0.93125" calcext:value-type="float">
            <text:p>0.93</text:p>
          </table:table-cell>
          <table:table-cell office:value-type="float" office:value="0.83125" calcext:value-type="float">
            <text:p>0.83</text:p>
          </table:table-cell>
          <table:table-cell office:value-type="float" office:value="0.675" calcext:value-type="float">
            <text:p>0.68</text:p>
          </table:table-cell>
          <table:table-cell office:value-type="float" office:value="0.4375" calcext:value-type="float">
            <text:p>0.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float" office:value="165.666666666667" calcext:value-type="float">
            <text:p>165.7</text:p>
          </table:table-cell>
          <table:table-cell table:style-name="ce4" table:formula="of:=AVERAGE([.C2:.C7])" office:value-type="float" office:value="72872" calcext:value-type="float">
            <text:p>72872</text:p>
          </table:table-cell>
          <table:table-cell table:style-name="ce6" table:formula="of:=AVERAGE([.D2:.D7])" office:value-type="float" office:value="0.982521507029995" calcext:value-type="float">
            <text:p>0.98</text:p>
          </table:table-cell>
          <table:table-cell table:style-name="ce6" table:formula="of:=AVERAGE([.E2:.E7])" office:value-type="float" office:value="0.70878200293632" calcext:value-type="float">
            <text:p>0.71</text:p>
          </table:table-cell>
          <table:table-cell table:style-name="ce6" table:formula="of:=AVERAGE([.F2:.F7])" office:value-type="float" office:value="0.951626370275323" calcext:value-type="float">
            <text:p>0.95</text:p>
          </table:table-cell>
          <table:table-cell table:style-name="ce6" table:formula="of:=AVERAGE([.G2:.G7])" office:value-type="float" office:value="0.831845350304682" calcext:value-type="float">
            <text:p>0.83</text:p>
          </table:table-cell>
          <table:table-cell table:style-name="ce6" table:formula="of:=AVERAGE([.H2:.H7])" office:value-type="float" office:value="0.686904436277357" calcext:value-type="float">
            <text:p>0.69</text:p>
          </table:table-cell>
          <table:table-cell table:style-name="ce6" table:formula="of:=AVERAGE([.I2:.I7])" office:value-type="float" office:value="0.514956062302203" calcext:value-type="float">
            <text:p>0.51</text:p>
          </table:table-cell>
          <table:table-cell table:style-name="ce6"/>
          <table:table-cell table:number-columns-repeated="1014"/>
        </table:table-row>
      </table:table>
      <table:table table:name="test-frag-bass_ntm|PB40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Rc|FPR1e-1</text:p>
          </table:table-cell>
          <table:table-cell office:value-type="string" calcext:value-type="string">
            <text:p>Rc|FPR1e-2</text:p>
          </table:table-cell>
          <table:table-cell office:value-type="string" calcext:value-type="string">
            <text:p>Rc|FPR1e-3</text:p>
          </table:table-cell>
          <table:table-cell office:value-type="string" calcext:value-type="string">
            <text:p>Rc|FPR1e-4</text:p>
          </table:table-cell>
          <table:table-cell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4290501876454" calcext:value-type="float">
            <text:p>0.904290501876454</text:p>
          </table:table-cell>
          <table:table-cell office:value-type="float" office:value="0.0708578212155416" calcext:value-type="float">
            <text:p>0.070857821215542</text:p>
          </table:table-cell>
          <table:table-cell office:value-type="float" office:value="0.795580110497238" calcext:value-type="float">
            <text:p>0.795580110497238</text:p>
          </table:table-cell>
          <table:table-cell office:value-type="float" office:value="0.513812154696133" calcext:value-type="float">
            <text:p>0.513812154696133</text:p>
          </table:table-cell>
          <table:table-cell office:value-type="float" office:value="0.292817679558011" calcext:value-type="float">
            <text:p>0.292817679558011</text:p>
          </table:table-cell>
          <table:table-cell office:value-type="float" office:value="0.0773480662983425" calcext:value-type="float">
            <text:p>0.077348066298343</text:p>
          </table:table-cell>
          <table:table-cell office:value-type="float" office:value="0.0110497237569061" calcext:value-type="float">
            <text:p>0.0110497237569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1891630493089" calcext:value-type="float">
            <text:p>0.901891630493089</text:p>
          </table:table-cell>
          <table:table-cell office:value-type="float" office:value="0.0416704418576674" calcext:value-type="float">
            <text:p>0.041670441857668</text:p>
          </table:table-cell>
          <table:table-cell office:value-type="float" office:value="0.773480662983425" calcext:value-type="float">
            <text:p>0.773480662983425</text:p>
          </table:table-cell>
          <table:table-cell office:value-type="float" office:value="0.397790055248619" calcext:value-type="float">
            <text:p>0.397790055248619</text:p>
          </table:table-cell>
          <table:table-cell office:value-type="float" office:value="0.193370165745856" calcext:value-type="float">
            <text:p>0.193370165745856</text:p>
          </table:table-cell>
          <table:table-cell office:value-type="float" office:value="0.0607734806629834" calcext:value-type="float">
            <text:p>0.060773480662984</text:p>
          </table:table-cell>
          <table:table-cell office:value-type="float" office:value="0.0110497237569061" calcext:value-type="float">
            <text:p>0.0110497237569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7409795354838" calcext:value-type="float">
            <text:p>0.907409795354838</text:p>
          </table:table-cell>
          <table:table-cell office:value-type="float" office:value="0.0910262676864147" calcext:value-type="float">
            <text:p>0.091026267686415</text:p>
          </table:table-cell>
          <table:table-cell office:value-type="float" office:value="0.779005524861878" calcext:value-type="float">
            <text:p>0.779005524861878</text:p>
          </table:table-cell>
          <table:table-cell office:value-type="float" office:value="0.56353591160221" calcext:value-type="float">
            <text:p>0.56353591160221</text:p>
          </table:table-cell>
          <table:table-cell office:value-type="float" office:value="0.281767955801105" calcext:value-type="float">
            <text:p>0.281767955801105</text:p>
          </table:table-cell>
          <table:table-cell office:value-type="float" office:value="0.0883977900552486" calcext:value-type="float">
            <text:p>0.088397790055249</text:p>
          </table:table-cell>
          <table:table-cell office:value-type="float" office:value="0.0165745856353591" calcext:value-type="float">
            <text:p>0.0165745856353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95425983080354" calcext:value-type="float">
            <text:p>0.895425983080354</text:p>
          </table:table-cell>
          <table:table-cell office:value-type="float" office:value="0.0603160357498226" calcext:value-type="float">
            <text:p>0.060316035749823</text:p>
          </table:table-cell>
          <table:table-cell office:value-type="float" office:value="0.773480662983425" calcext:value-type="float">
            <text:p>0.773480662983425</text:p>
          </table:table-cell>
          <table:table-cell office:value-type="float" office:value="0.49171270718232" calcext:value-type="float">
            <text:p>0.49171270718232</text:p>
          </table:table-cell>
          <table:table-cell office:value-type="float" office:value="0.243093922651934" calcext:value-type="float">
            <text:p>0.243093922651934</text:p>
          </table:table-cell>
          <table:table-cell office:value-type="float" office:value="0.0497237569060773" calcext:value-type="float">
            <text:p>0.04972375690607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7730531911436" calcext:value-type="float">
            <text:p>0.907730531911436</text:p>
          </table:table-cell>
          <table:table-cell office:value-type="float" office:value="0.0845567333657774" calcext:value-type="float">
            <text:p>0.084556733365777</text:p>
          </table:table-cell>
          <table:table-cell office:value-type="float" office:value="0.790055248618785" calcext:value-type="float">
            <text:p>0.790055248618785</text:p>
          </table:table-cell>
          <table:table-cell office:value-type="float" office:value="0.524861878453039" calcext:value-type="float">
            <text:p>0.524861878453039</text:p>
          </table:table-cell>
          <table:table-cell office:value-type="float" office:value="0.303867403314917" calcext:value-type="float">
            <text:p>0.303867403314917</text:p>
          </table:table-cell>
          <table:table-cell office:value-type="float" office:value="0.0828729281767956" calcext:value-type="float">
            <text:p>0.082872928176796</text:p>
          </table:table-cell>
          <table:table-cell office:value-type="float" office:value="0.0165745856353591" calcext:value-type="float">
            <text:p>0.0165745856353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9558607336928" calcext:value-type="float">
            <text:p>0.89558607336928</text:p>
          </table:table-cell>
          <table:table-cell office:value-type="float" office:value="0.0271902524411815" calcext:value-type="float">
            <text:p>0.027190252441182</text:p>
          </table:table-cell>
          <table:table-cell office:value-type="float" office:value="0.734806629834254" calcext:value-type="float">
            <text:p>0.734806629834254</text:p>
          </table:table-cell>
          <table:table-cell office:value-type="float" office:value="0.480662983425414" calcext:value-type="float">
            <text:p>0.480662983425414</text:p>
          </table:table-cell>
          <table:table-cell office:value-type="float" office:value="0.154696132596685" calcext:value-type="float">
            <text:p>0.154696132596685</text:p>
          </table:table-cell>
          <table:table-cell office:value-type="float" office:value="0.0276243093922652" calcext:value-type="float">
            <text:p>0.02762430939226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181" calcext:value-type="float">
            <text:p>181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6" table:formula="of:=AVERAGE([.D2:.D7])" office:value-type="float" office:value="0.902055752680909" calcext:value-type="float">
            <text:p>0.90</text:p>
          </table:table-cell>
          <table:table-cell table:style-name="ce6" table:formula="of:=AVERAGE([.E2:.E7])" office:value-type="float" office:value="0.0626029253860675" calcext:value-type="float">
            <text:p>0.06</text:p>
          </table:table-cell>
          <table:table-cell table:style-name="ce6" table:formula="of:=AVERAGE([.F2:.F7])" office:value-type="float" office:value="0.774401473296501" calcext:value-type="float">
            <text:p>0.77</text:p>
          </table:table-cell>
          <table:table-cell table:style-name="ce6" table:formula="of:=AVERAGE([.G2:.G7])" office:value-type="float" office:value="0.495395948434622" calcext:value-type="float">
            <text:p>0.50</text:p>
          </table:table-cell>
          <table:table-cell table:style-name="ce6" table:formula="of:=AVERAGE([.H2:.H7])" office:value-type="float" office:value="0.244935543278085" calcext:value-type="float">
            <text:p>0.24</text:p>
          </table:table-cell>
          <table:table-cell table:style-name="ce6" table:formula="of:=AVERAGE([.I2:.I7])" office:value-type="float" office:value="0.0644567219152855" calcext:value-type="float">
            <text:p>0.06</text:p>
          </table:table-cell>
          <table:table-cell table:style-name="ce6" table:formula="of:=AVERAGE([.J2:.J7])" office:value-type="float" office:value="0.00920810313075506" calcext:value-type="float">
            <text:p>0.01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0708578212155416" calcext:value-type="float">
            <text:p>0.070857821215542</text:p>
          </table:table-cell>
          <table:table-cell office:value-type="float" office:value="0.904290501876454" calcext:value-type="float">
            <text:p>0.904290501876454</text:p>
          </table:table-cell>
          <table:table-cell office:value-type="float" office:value="1" calcext:value-type="float">
            <text:p>1</text:p>
          </table:table-cell>
          <table:table-cell office:value-type="float" office:value="0.000413792788118" calcext:value-type="float">
            <text:p>0.000413792788118</text:p>
          </table:table-cell>
          <table:table-cell office:value-type="float" office:value="1" calcext:value-type="float">
            <text:p>1</text:p>
          </table:table-cell>
          <table:table-cell office:value-type="float" office:value="0.710307337974273" calcext:value-type="float">
            <text:p>0.710307337974273</text:p>
          </table:table-cell>
          <table:table-cell office:value-type="float" office:value="1.551283" calcext:value-type="float">
            <text:p>1.551283</text:p>
          </table:table-cell>
          <table:table-cell office:value-type="float" office:value="0.0110497237569061" calcext:value-type="float">
            <text:p>0.011049723756906</text:p>
          </table:table-cell>
          <table:table-cell office:value-type="float" office:value="0.0773480662983425" calcext:value-type="float">
            <text:p>0.077348066298343</text:p>
          </table:table-cell>
          <table:table-cell office:value-type="float" office:value="0.292817679558011" calcext:value-type="float">
            <text:p>0.292817679558011</text:p>
          </table:table-cell>
          <table:table-cell office:value-type="float" office:value="0.513812154696133" calcext:value-type="float">
            <text:p>0.513812154696133</text:p>
          </table:table-cell>
          <table:table-cell office:value-type="float" office:value="0.795580110497238" calcext:value-type="float">
            <text:p>0.795580110497238</text:p>
          </table:table-cell>
          <table:table-cell office:value-type="float" office:value="0.0110497237569061" calcext:value-type="float">
            <text:p>0.011049723756906</text:p>
          </table:table-cell>
          <table:table-cell office:value-type="float" office:value="0.0773480662983425" calcext:value-type="float">
            <text:p>0.077348066298343</text:p>
          </table:table-cell>
          <table:table-cell office:value-type="float" office:value="0.292817679558011" calcext:value-type="float">
            <text:p>0.292817679558011</text:p>
          </table:table-cell>
          <table:table-cell office:value-type="float" office:value="0.513812154696133" calcext:value-type="float">
            <text:p>0.513812154696133</text:p>
          </table:table-cell>
          <table:table-cell office:value-type="float" office:value="0.795580110497238" calcext:value-type="float">
            <text:p>0.795580110497238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0416704418576674" calcext:value-type="float">
            <text:p>0.041670441857668</text:p>
          </table:table-cell>
          <table:table-cell office:value-type="float" office:value="0.901891630493089" calcext:value-type="float">
            <text:p>0.901891630493089</text:p>
          </table:table-cell>
          <table:table-cell office:value-type="float" office:value="1" calcext:value-type="float">
            <text:p>1</text:p>
          </table:table-cell>
          <table:table-cell office:value-type="float" office:value="0.000413792788118" calcext:value-type="float">
            <text:p>0.000413792788118</text:p>
          </table:table-cell>
          <table:table-cell office:value-type="float" office:value="1" calcext:value-type="float">
            <text:p>1</text:p>
          </table:table-cell>
          <table:table-cell office:value-type="float" office:value="0.679495551892049" calcext:value-type="float">
            <text:p>0.679495551892049</text:p>
          </table:table-cell>
          <table:table-cell office:value-type="float" office:value="1.63005" calcext:value-type="float">
            <text:p>1.63005</text:p>
          </table:table-cell>
          <table:table-cell office:value-type="float" office:value="0.0110497237569061" calcext:value-type="float">
            <text:p>0.011049723756906</text:p>
          </table:table-cell>
          <table:table-cell office:value-type="float" office:value="0.0607734806629834" calcext:value-type="float">
            <text:p>0.060773480662984</text:p>
          </table:table-cell>
          <table:table-cell office:value-type="float" office:value="0.193370165745856" calcext:value-type="float">
            <text:p>0.193370165745856</text:p>
          </table:table-cell>
          <table:table-cell office:value-type="float" office:value="0.397790055248619" calcext:value-type="float">
            <text:p>0.397790055248619</text:p>
          </table:table-cell>
          <table:table-cell office:value-type="float" office:value="0.773480662983425" calcext:value-type="float">
            <text:p>0.773480662983425</text:p>
          </table:table-cell>
          <table:table-cell office:value-type="float" office:value="0.0110497237569061" calcext:value-type="float">
            <text:p>0.011049723756906</text:p>
          </table:table-cell>
          <table:table-cell office:value-type="float" office:value="0.0607734806629834" calcext:value-type="float">
            <text:p>0.060773480662984</text:p>
          </table:table-cell>
          <table:table-cell office:value-type="float" office:value="0.193370165745856" calcext:value-type="float">
            <text:p>0.193370165745856</text:p>
          </table:table-cell>
          <table:table-cell office:value-type="float" office:value="0.397790055248619" calcext:value-type="float">
            <text:p>0.397790055248619</text:p>
          </table:table-cell>
          <table:table-cell office:value-type="float" office:value="0.773480662983425" calcext:value-type="float">
            <text:p>0.773480662983425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0910262676864147" calcext:value-type="float">
            <text:p>0.091026267686415</text:p>
          </table:table-cell>
          <table:table-cell office:value-type="float" office:value="0.907409795354838" calcext:value-type="float">
            <text:p>0.907409795354838</text:p>
          </table:table-cell>
          <table:table-cell office:value-type="float" office:value="1" calcext:value-type="float">
            <text:p>1</text:p>
          </table:table-cell>
          <table:table-cell office:value-type="float" office:value="0.000413792788118" calcext:value-type="float">
            <text:p>0.000413792788118</text:p>
          </table:table-cell>
          <table:table-cell office:value-type="float" office:value="1" calcext:value-type="float">
            <text:p>1</text:p>
          </table:table-cell>
          <table:table-cell office:value-type="float" office:value="0.696430020042023" calcext:value-type="float">
            <text:p>0.696430020042023</text:p>
          </table:table-cell>
          <table:table-cell office:value-type="float" office:value="1.042062" calcext:value-type="float">
            <text:p>1.042062</text:p>
          </table:table-cell>
          <table:table-cell office:value-type="float" office:value="0.0165745856353591" calcext:value-type="float">
            <text:p>0.016574585635359</text:p>
          </table:table-cell>
          <table:table-cell office:value-type="float" office:value="0.0883977900552486" calcext:value-type="float">
            <text:p>0.088397790055249</text:p>
          </table:table-cell>
          <table:table-cell office:value-type="float" office:value="0.281767955801105" calcext:value-type="float">
            <text:p>0.281767955801105</text:p>
          </table:table-cell>
          <table:table-cell office:value-type="float" office:value="0.56353591160221" calcext:value-type="float">
            <text:p>0.56353591160221</text:p>
          </table:table-cell>
          <table:table-cell office:value-type="float" office:value="0.779005524861878" calcext:value-type="float">
            <text:p>0.779005524861878</text:p>
          </table:table-cell>
          <table:table-cell office:value-type="float" office:value="0.0165745856353591" calcext:value-type="float">
            <text:p>0.016574585635359</text:p>
          </table:table-cell>
          <table:table-cell office:value-type="float" office:value="0.0883977900552486" calcext:value-type="float">
            <text:p>0.088397790055249</text:p>
          </table:table-cell>
          <table:table-cell office:value-type="float" office:value="0.281767955801105" calcext:value-type="float">
            <text:p>0.281767955801105</text:p>
          </table:table-cell>
          <table:table-cell office:value-type="float" office:value="0.56353591160221" calcext:value-type="float">
            <text:p>0.56353591160221</text:p>
          </table:table-cell>
          <table:table-cell office:value-type="float" office:value="0.779005524861878" calcext:value-type="float">
            <text:p>0.779005524861878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0603160357498226" calcext:value-type="float">
            <text:p>0.060316035749823</text:p>
          </table:table-cell>
          <table:table-cell office:value-type="float" office:value="0.895425983080354" calcext:value-type="float">
            <text:p>0.895425983080354</text:p>
          </table:table-cell>
          <table:table-cell office:value-type="float" office:value="1" calcext:value-type="float">
            <text:p>1</text:p>
          </table:table-cell>
          <table:table-cell office:value-type="float" office:value="0.000413792788118" calcext:value-type="float">
            <text:p>0.000413792788118</text:p>
          </table:table-cell>
          <table:table-cell office:value-type="float" office:value="1" calcext:value-type="float">
            <text:p>1</text:p>
          </table:table-cell>
          <table:table-cell office:value-type="float" office:value="0.685283416988759" calcext:value-type="float">
            <text:p>0.685283416988759</text:p>
          </table:table-cell>
          <table:table-cell office:value-type="float" office:value="2.0271" calcext:value-type="float">
            <text:p>2.0271</text:p>
          </table:table-cell>
          <table:table-cell office:value-type="float" office:value="0" calcext:value-type="float">
            <text:p>0</text:p>
          </table:table-cell>
          <table:table-cell office:value-type="float" office:value="0.0497237569060773" calcext:value-type="float">
            <text:p>0.049723756906077</text:p>
          </table:table-cell>
          <table:table-cell office:value-type="float" office:value="0.243093922651934" calcext:value-type="float">
            <text:p>0.243093922651934</text:p>
          </table:table-cell>
          <table:table-cell office:value-type="float" office:value="0.49171270718232" calcext:value-type="float">
            <text:p>0.49171270718232</text:p>
          </table:table-cell>
          <table:table-cell office:value-type="float" office:value="0.773480662983425" calcext:value-type="float">
            <text:p>0.773480662983425</text:p>
          </table:table-cell>
          <table:table-cell office:value-type="float" office:value="0" calcext:value-type="float">
            <text:p>0</text:p>
          </table:table-cell>
          <table:table-cell office:value-type="float" office:value="0.0497237569060773" calcext:value-type="float">
            <text:p>0.049723756906077</text:p>
          </table:table-cell>
          <table:table-cell office:value-type="float" office:value="0.243093922651934" calcext:value-type="float">
            <text:p>0.243093922651934</text:p>
          </table:table-cell>
          <table:table-cell office:value-type="float" office:value="0.49171270718232" calcext:value-type="float">
            <text:p>0.49171270718232</text:p>
          </table:table-cell>
          <table:table-cell office:value-type="float" office:value="0.773480662983425" calcext:value-type="float">
            <text:p>0.773480662983425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0845567333657774" calcext:value-type="float">
            <text:p>0.084556733365777</text:p>
          </table:table-cell>
          <table:table-cell office:value-type="float" office:value="0.907730531911436" calcext:value-type="float">
            <text:p>0.907730531911436</text:p>
          </table:table-cell>
          <table:table-cell office:value-type="float" office:value="1" calcext:value-type="float">
            <text:p>1</text:p>
          </table:table-cell>
          <table:table-cell office:value-type="float" office:value="0.000413792788118" calcext:value-type="float">
            <text:p>0.000413792788118</text:p>
          </table:table-cell>
          <table:table-cell office:value-type="float" office:value="1" calcext:value-type="float">
            <text:p>1</text:p>
          </table:table-cell>
          <table:table-cell office:value-type="float" office:value="0.692934556398964" calcext:value-type="float">
            <text:p>0.692934556398964</text:p>
          </table:table-cell>
          <table:table-cell office:value-type="float" office:value="1.272102" calcext:value-type="float">
            <text:p>1.272102</text:p>
          </table:table-cell>
          <table:table-cell office:value-type="float" office:value="0.0165745856353591" calcext:value-type="float">
            <text:p>0.016574585635359</text:p>
          </table:table-cell>
          <table:table-cell office:value-type="float" office:value="0.0828729281767956" calcext:value-type="float">
            <text:p>0.082872928176796</text:p>
          </table:table-cell>
          <table:table-cell office:value-type="float" office:value="0.303867403314917" calcext:value-type="float">
            <text:p>0.303867403314917</text:p>
          </table:table-cell>
          <table:table-cell office:value-type="float" office:value="0.524861878453039" calcext:value-type="float">
            <text:p>0.524861878453039</text:p>
          </table:table-cell>
          <table:table-cell office:value-type="float" office:value="0.790055248618785" calcext:value-type="float">
            <text:p>0.790055248618785</text:p>
          </table:table-cell>
          <table:table-cell office:value-type="float" office:value="0.0165745856353591" calcext:value-type="float">
            <text:p>0.016574585635359</text:p>
          </table:table-cell>
          <table:table-cell office:value-type="float" office:value="0.0828729281767956" calcext:value-type="float">
            <text:p>0.082872928176796</text:p>
          </table:table-cell>
          <table:table-cell office:value-type="float" office:value="0.303867403314917" calcext:value-type="float">
            <text:p>0.303867403314917</text:p>
          </table:table-cell>
          <table:table-cell office:value-type="float" office:value="0.524861878453039" calcext:value-type="float">
            <text:p>0.524861878453039</text:p>
          </table:table-cell>
          <table:table-cell office:value-type="float" office:value="0.790055248618785" calcext:value-type="float">
            <text:p>0.790055248618785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0271902524411815" calcext:value-type="float">
            <text:p>0.027190252441182</text:p>
          </table:table-cell>
          <table:table-cell office:value-type="float" office:value="0.89558607336928" calcext:value-type="float">
            <text:p>0.89558607336928</text:p>
          </table:table-cell>
          <table:table-cell office:value-type="float" office:value="1" calcext:value-type="float">
            <text:p>1</text:p>
          </table:table-cell>
          <table:table-cell office:value-type="float" office:value="0.000413792788118" calcext:value-type="float">
            <text:p>0.000413792788118</text:p>
          </table:table-cell>
          <table:table-cell office:value-type="float" office:value="1" calcext:value-type="float">
            <text:p>1</text:p>
          </table:table-cell>
          <table:table-cell office:value-type="float" office:value="0.649969176032929" calcext:value-type="float">
            <text:p>0.649969176032929</text:p>
          </table:table-cell>
          <table:table-cell office:value-type="float" office:value="1.283248" calcext:value-type="float">
            <text:p>1.283248</text:p>
          </table:table-cell>
          <table:table-cell office:value-type="float" office:value="0" calcext:value-type="float">
            <text:p>0</text:p>
          </table:table-cell>
          <table:table-cell office:value-type="float" office:value="0.0276243093922652" calcext:value-type="float">
            <text:p>0.027624309392265</text:p>
          </table:table-cell>
          <table:table-cell office:value-type="float" office:value="0.154696132596685" calcext:value-type="float">
            <text:p>0.154696132596685</text:p>
          </table:table-cell>
          <table:table-cell office:value-type="float" office:value="0.480662983425414" calcext:value-type="float">
            <text:p>0.480662983425414</text:p>
          </table:table-cell>
          <table:table-cell office:value-type="float" office:value="0.734806629834254" calcext:value-type="float">
            <text:p>0.734806629834254</text:p>
          </table:table-cell>
          <table:table-cell office:value-type="float" office:value="0" calcext:value-type="float">
            <text:p>0</text:p>
          </table:table-cell>
          <table:table-cell office:value-type="float" office:value="0.0276243093922652" calcext:value-type="float">
            <text:p>0.027624309392265</text:p>
          </table:table-cell>
          <table:table-cell office:value-type="float" office:value="0.154696132596685" calcext:value-type="float">
            <text:p>0.154696132596685</text:p>
          </table:table-cell>
          <table:table-cell office:value-type="float" office:value="0.480662983425414" calcext:value-type="float">
            <text:p>0.480662983425414</text:p>
          </table:table-cell>
          <table:table-cell office:value-type="float" office:value="0.734806629834254" calcext:value-type="float">
            <text:p>0.734806629834254</text:p>
          </table:table-cell>
          <table:table-cell table:number-columns-repeated="1004"/>
        </table:table-row>
      </table:table>
      <table:table table:name="test-frag-fass_c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5" table:default-cell-style-name="ce5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36285769161774" calcext:value-type="float">
            <text:p>0.84</text:p>
          </table:table-cell>
          <table:table-cell office:value-type="float" office:value="0.00305606509610287" calcext:value-type="float">
            <text:p>0.00</text:p>
          </table:table-cell>
          <table:table-cell office:value-type="float" office:value="0.58695652173913" calcext:value-type="float">
            <text:p>0.59</text:p>
          </table:table-cell>
          <table:table-cell office:value-type="float" office:value="0.239130434782609" calcext:value-type="float">
            <text:p>0.24</text:p>
          </table:table-cell>
          <table:table-cell office:value-type="float" office:value="0.0434782608695652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46826402973302" calcext:value-type="float">
            <text:p>0.85</text:p>
          </table:table-cell>
          <table:table-cell office:value-type="float" office:value="0.0116912846835025" calcext:value-type="float">
            <text:p>0.01</text:p>
          </table:table-cell>
          <table:table-cell office:value-type="float" office:value="0.597826086956522" calcext:value-type="float">
            <text:p>0.60</text:p>
          </table:table-cell>
          <table:table-cell office:value-type="float" office:value="0.282608695652174" calcext:value-type="float">
            <text:p>0.28</text:p>
          </table:table-cell>
          <table:table-cell office:value-type="float" office:value="0.16304347826087" calcext:value-type="float">
            <text:p>0.16</text:p>
          </table:table-cell>
          <table:table-cell office:value-type="float" office:value="0.0326086956521739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41353535271172" calcext:value-type="float">
            <text:p>0.84</text:p>
          </table:table-cell>
          <table:table-cell office:value-type="float" office:value="0.00668395451338565" calcext:value-type="float">
            <text:p>0.01</text:p>
          </table:table-cell>
          <table:table-cell office:value-type="float" office:value="0.619565217391304" calcext:value-type="float">
            <text:p>0.62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0.0978260869565217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83001088955243" calcext:value-type="float">
            <text:p>0.88</text:p>
          </table:table-cell>
          <table:table-cell office:value-type="float" office:value="0.00481563980301378" calcext:value-type="float">
            <text:p>0.00</text:p>
          </table:table-cell>
          <table:table-cell office:value-type="float" office:value="0.695652173913043" calcext:value-type="float">
            <text:p>0.70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0.0543478260869565" calcext:value-type="float">
            <text:p>0.05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26238476524667" calcext:value-type="float">
            <text:p>0.83</text:p>
          </table:table-cell>
          <table:table-cell office:value-type="float" office:value="0.0031755746579378" calcext:value-type="float">
            <text:p>0.00</text:p>
          </table:table-cell>
          <table:table-cell office:value-type="float" office:value="0.565217391304348" calcext:value-type="float">
            <text:p>0.57</text:p>
          </table:table-cell>
          <table:table-cell office:value-type="float" office:value="0.206521739130435" calcext:value-type="float">
            <text:p>0.21</text:p>
          </table:table-cell>
          <table:table-cell office:value-type="float" office:value="0.0326086956521739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09961635980489" calcext:value-type="float">
            <text:p>0.81</text:p>
          </table:table-cell>
          <table:table-cell office:value-type="float" office:value="0.00178805447944091" calcext:value-type="float">
            <text:p>0.00</text:p>
          </table:table-cell>
          <table:table-cell office:value-type="float" office:value="0.521739130434783" calcext:value-type="float">
            <text:p>0.52</text:p>
          </table:table-cell>
          <table:table-cell office:value-type="float" office:value="0.141304347826087" calcext:value-type="float">
            <text:p>0.14</text:p>
          </table:table-cell>
          <table:table-cell office:value-type="float" office:value="0.0326086956521739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92" calcext:value-type="float">
            <text:p>92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6" table:formula="of:=AVERAGE([.D2:.D7])" office:value-type="float" office:value="0.840611151477775" calcext:value-type="float">
            <text:p>0.84</text:p>
          </table:table-cell>
          <table:table-cell table:style-name="ce6" table:formula="of:=AVERAGE([.E2:.E7])" office:value-type="float" office:value="0.00520176220556392" calcext:value-type="float">
            <text:p>0.01</text:p>
          </table:table-cell>
          <table:table-cell table:style-name="ce6" table:formula="of:=AVERAGE([.F2:.F7])" office:value-type="float" office:value="0.597826086956522" calcext:value-type="float">
            <text:p>0.60</text:p>
          </table:table-cell>
          <table:table-cell table:style-name="ce6" table:formula="of:=AVERAGE([.G2:.G7])" office:value-type="float" office:value="0.235507246376812" calcext:value-type="float">
            <text:p>0.24</text:p>
          </table:table-cell>
          <table:table-cell table:style-name="ce6" table:formula="of:=AVERAGE([.H2:.H7])" office:value-type="float" office:value="0.0706521739130435" calcext:value-type="float">
            <text:p>0.07</text:p>
          </table:table-cell>
          <table:table-cell table:style-name="ce6" table:formula="of:=AVERAGE([.I2:.I7])" office:value-type="float" office:value="0.00543478260869565" calcext:value-type="float">
            <text:p>0.01</text:p>
          </table:table-cell>
          <table:table-cell table:style-name="ce6" table:formula="of:=AVERAGE([.J2:.J7])" office:value-type="float" office:value="0" calcext:value-type="float">
            <text:p>0.00</text:p>
          </table:table-cell>
          <table:table-cell table:number-columns-repeated="1014"/>
        </table:table-row>
      </table:table>
      <table:table table:name="test-frag-fass_n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5" table:default-cell-style-name="ce5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35721103852616" calcext:value-type="float">
            <text:p>0.84</text:p>
          </table:table-cell>
          <table:table-cell office:value-type="float" office:value="0.00116343769939082" calcext:value-type="float">
            <text:p>0.00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102564102564103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60700939303799" calcext:value-type="float">
            <text:p>0.86</text:p>
          </table:table-cell>
          <table:table-cell office:value-type="float" office:value="0.00157968466278588" calcext:value-type="float">
            <text:p>0.00</text:p>
          </table:table-cell>
          <table:table-cell office:value-type="float" office:value="0.551282051282051" calcext:value-type="float">
            <text:p>0.55</text:p>
          </table:table-cell>
          <table:table-cell office:value-type="float" office:value="0.128205128205128" calcext:value-type="float">
            <text:p>0.13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80169361098425" calcext:value-type="float">
            <text:p>0.88</text:p>
          </table:table-cell>
          <table:table-cell office:value-type="float" office:value="0.00227033505953121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217948717948718" calcext:value-type="float">
            <text:p>0.22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79047966468147" calcext:value-type="float">
            <text:p>0.88</text:p>
          </table:table-cell>
          <table:table-cell office:value-type="float" office:value="0.00162719622279813" calcext:value-type="float">
            <text:p>0.00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141025641025641" calcext:value-type="float">
            <text:p>0.14</text:p>
          </table:table-cell>
          <table:table-cell office:value-type="float" office:value="0.0128205128205128" calcext:value-type="float">
            <text:p>0.0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68753241516463" calcext:value-type="float">
            <text:p>0.87</text:p>
          </table:table-cell>
          <table:table-cell office:value-type="float" office:value="0.00116974305684715" calcext:value-type="float">
            <text:p>0.00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0769230769230769" calcext:value-type="float">
            <text:p>0.08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29941997527123" calcext:value-type="float">
            <text:p>0.83</text:p>
          </table:table-cell>
          <table:table-cell office:value-type="float" office:value="0.000882554755370779" calcext:value-type="float">
            <text:p>0.00</text:p>
          </table:table-cell>
          <table:table-cell office:value-type="float" office:value="0.512820512820513" calcext:value-type="float">
            <text:p>0.51</text:p>
          </table:table-cell>
          <table:table-cell office:value-type="float" office:value="0.0384615384615385" calcext:value-type="float">
            <text:p>0.0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78" calcext:value-type="float">
            <text:p>78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6" table:formula="of:=AVERAGE([.D2:.D7])" office:value-type="float" office:value="0.859055768294429" calcext:value-type="float">
            <text:p>0.86</text:p>
          </table:table-cell>
          <table:table-cell table:style-name="ce6" table:formula="of:=AVERAGE([.E2:.E7])" office:value-type="float" office:value="0.00144882524278733" calcext:value-type="float">
            <text:p>0.00</text:p>
          </table:table-cell>
          <table:table-cell table:style-name="ce6" table:formula="of:=AVERAGE([.F2:.F7])" office:value-type="float" office:value="0.591880341880342" calcext:value-type="float">
            <text:p>0.59</text:p>
          </table:table-cell>
          <table:table-cell table:style-name="ce6" table:formula="of:=AVERAGE([.G2:.G7])" office:value-type="float" office:value="0.117521367521368" calcext:value-type="float">
            <text:p>0.12</text:p>
          </table:table-cell>
          <table:table-cell table:style-name="ce6" table:formula="of:=AVERAGE([.H2:.H7])" office:value-type="float" office:value="0.014957264957265" calcext:value-type="float">
            <text:p>0.01</text:p>
          </table:table-cell>
          <table:table-cell table:style-name="ce6" table:formula="of:=AVERAGE([.I2:.I7])" office:value-type="float" office:value="0" calcext:value-type="float">
            <text:p>0.00</text:p>
          </table:table-cell>
          <table:table-cell table:style-name="ce6" table:formula="of:=AVERAGE([.J2:.J7])" office:value-type="float" office:value="0" calcext:value-type="float">
            <text:p>0.00</text:p>
          </table:table-cell>
          <table:table-cell table:number-columns-repeated="1014"/>
        </table:table-row>
      </table:table>
      <table:table table:name="test-full-bass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6" table:default-cell-style-name="ce7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7374301351904" calcext:value-type="float">
            <text:p>0.99</text:p>
          </table:table-cell>
          <table:table-cell office:value-type="float" office:value="0.933078333346275" calcext:value-type="float">
            <text:p>0.93</text:p>
          </table:table-cell>
          <table:table-cell office:value-type="float" office:value="0.972027972027972" calcext:value-type="float">
            <text:p>0.97</text:p>
          </table:table-cell>
          <table:table-cell office:value-type="float" office:value="0.86013986013986" calcext:value-type="float">
            <text:p>0.86</text:p>
          </table:table-cell>
          <table:table-cell office:value-type="float" office:value="0.776223776223776" calcext:value-type="float">
            <text:p>0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5500604745731" calcext:value-type="float">
            <text:p>0.99</text:p>
          </table:table-cell>
          <table:table-cell office:value-type="float" office:value="0.899500320756848" calcext:value-type="float">
            <text:p>0.90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04195804195804" calcext:value-type="float">
            <text:p>0.80</text:p>
          </table:table-cell>
          <table:table-cell office:value-type="float" office:value="0.643356643356643" calcext:value-type="float">
            <text:p>0.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8476475826123" calcext:value-type="float">
            <text:p>0.99</text:p>
          </table:table-cell>
          <table:table-cell office:value-type="float" office:value="0.934719416982245" calcext:value-type="float">
            <text:p>0.93</text:p>
          </table:table-cell>
          <table:table-cell office:value-type="float" office:value="0.965034965034965" calcext:value-type="float">
            <text:p>0.97</text:p>
          </table:table-cell>
          <table:table-cell office:value-type="float" office:value="0.888111888111888" calcext:value-type="float">
            <text:p>0.89</text:p>
          </table:table-cell>
          <table:table-cell office:value-type="float" office:value="0.762237762237762" calcext:value-type="float">
            <text:p>0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5297572605743" calcext:value-type="float">
            <text:p>0.99</text:p>
          </table:table-cell>
          <table:table-cell office:value-type="float" office:value="0.909031104375523" calcext:value-type="float">
            <text:p>0.91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755244755244755" calcext:value-type="float">
            <text:p>0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79093490499546" calcext:value-type="float">
            <text:p>0.98</text:p>
          </table:table-cell>
          <table:table-cell office:value-type="float" office:value="0.91390833741436" calcext:value-type="float">
            <text:p>0.91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53146853146853" calcext:value-type="float">
            <text:p>0.85</text:p>
          </table:table-cell>
          <table:table-cell office:value-type="float" office:value="0.783216783216783" calcext:value-type="float">
            <text:p>0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8435869398126" calcext:value-type="float">
            <text:p>0.99</text:p>
          </table:table-cell>
          <table:table-cell office:value-type="float" office:value="0.930034053044692" calcext:value-type="float">
            <text:p>0.93</text:p>
          </table:table-cell>
          <table:table-cell office:value-type="float" office:value="0.951048951048951" calcext:value-type="float">
            <text:p>0.95</text:p>
          </table:table-cell>
          <table:table-cell office:value-type="float" office:value="0.881118881118881" calcext:value-type="float">
            <text:p>0.88</text:p>
          </table:table-cell>
          <table:table-cell office:value-type="float" office:value="0.776223776223776" calcext:value-type="float">
            <text:p>0.7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143" calcext:value-type="float">
            <text:p>143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6" table:formula="of:=AVERAGE([.D2:.D7])" office:value-type="float" office:value="0.985696385737862" calcext:value-type="float">
            <text:p>0.99</text:p>
          </table:table-cell>
          <table:table-cell table:style-name="ce6" table:formula="of:=AVERAGE([.E2:.E7])" office:value-type="float" office:value="0.920045260986657" calcext:value-type="float">
            <text:p>0.92</text:p>
          </table:table-cell>
          <table:table-cell table:style-name="ce6" table:formula="of:=AVERAGE([.F2:.F7])" office:value-type="float" office:value="0.953379953379953" calcext:value-type="float">
            <text:p>0.95</text:p>
          </table:table-cell>
          <table:table-cell table:style-name="ce6" table:formula="of:=AVERAGE([.G2:.G7])" office:value-type="float" office:value="0.850815850815851" calcext:value-type="float">
            <text:p>0.85</text:p>
          </table:table-cell>
          <table:table-cell table:style-name="ce6" table:formula="of:=AVERAGE([.H2:.H7])" office:value-type="float" office:value="0.749417249417249" calcext:value-type="float">
            <text:p>0.75</text:p>
          </table:table-cell>
          <table:table-cell table:style-name="ce6" table:number-columns-repeated="2"/>
          <table:table-cell table:number-columns-repeated="1014"/>
        </table:table-row>
      </table:table>
      <table:table table:name="test-full-bass_other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6" table:default-cell-style-name="ce7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66272010859319" calcext:value-type="float">
            <text:p>0.97</text:p>
          </table:table-cell>
          <table:table-cell office:value-type="float" office:value="0.672142243973434" calcext:value-type="float">
            <text:p>0.67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43181818181818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81731458089816" calcext:value-type="float">
            <text:p>0.98</text:p>
          </table:table-cell>
          <table:table-cell office:value-type="float" office:value="0.721799843854802" calcext:value-type="float">
            <text:p>0.72</text:p>
          </table:table-cell>
          <table:table-cell office:value-type="float" office:value="0.931818181818182" calcext:value-type="float">
            <text:p>0.93</text:p>
          </table:table-cell>
          <table:table-cell office:value-type="float" office:value="0.704545454545455" calcext:value-type="float">
            <text:p>0.70</text:p>
          </table:table-cell>
          <table:table-cell office:value-type="float" office:value="0.386363636363636" calcext:value-type="float">
            <text:p>0.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1616831944497" calcext:value-type="float">
            <text:p>0.97</text:p>
          </table:table-cell>
          <table:table-cell office:value-type="float" office:value="0.773081678661702" calcext:value-type="float">
            <text:p>0.77</text:p>
          </table:table-cell>
          <table:table-cell office:value-type="float" office:value="0.886363636363636" calcext:value-type="float">
            <text:p>0.89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454545454545455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5057690132348" calcext:value-type="float">
            <text:p>0.95</text:p>
          </table:table-cell>
          <table:table-cell office:value-type="float" office:value="0.662401237433175" calcext:value-type="float">
            <text:p>0.66</text:p>
          </table:table-cell>
          <table:table-cell office:value-type="float" office:value="0.863636363636364" calcext:value-type="float">
            <text:p>0.86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454545454545455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6942800045247" calcext:value-type="float">
            <text:p>0.98</text:p>
          </table:table-cell>
          <table:table-cell office:value-type="float" office:value="0.687264469151384" calcext:value-type="float">
            <text:p>0.69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636363636363636" calcext:value-type="float">
            <text:p>0.64</text:p>
          </table:table-cell>
          <table:table-cell office:value-type="float" office:value="0.43181818181818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3935749029071" calcext:value-type="float">
            <text:p>0.97</text:p>
          </table:table-cell>
          <table:table-cell office:value-type="float" office:value="0.752705087804197" calcext:value-type="float">
            <text:p>0.75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477272727272727" calcext:value-type="float">
            <text:p>0.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44" calcext:value-type="float">
            <text:p>44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6" table:formula="of:=AVERAGE([.D2:.D7])" office:value-type="float" office:value="0.970179291881905" calcext:value-type="float">
            <text:p>0.97</text:p>
          </table:table-cell>
          <table:table-cell table:style-name="ce6" table:formula="of:=AVERAGE([.E2:.E7])" office:value-type="float" office:value="0.711565760146449" calcext:value-type="float">
            <text:p>0.71</text:p>
          </table:table-cell>
          <table:table-cell table:style-name="ce6" table:formula="of:=AVERAGE([.F2:.F7])" office:value-type="float" office:value="0.924242424242424" calcext:value-type="float">
            <text:p>0.92</text:p>
          </table:table-cell>
          <table:table-cell table:style-name="ce6" table:formula="of:=AVERAGE([.G2:.G7])" office:value-type="float" office:value="0.685606060606061" calcext:value-type="float">
            <text:p>0.69</text:p>
          </table:table-cell>
          <table:table-cell table:style-name="ce6" table:formula="of:=AVERAGE([.H2:.H7])" office:value-type="float" office:value="0.439393939393939" calcext:value-type="float">
            <text:p>0.44</text:p>
          </table:table-cell>
          <table:table-cell table:style-name="ce6" table:number-columns-repeated="2"/>
          <table:table-cell table:number-columns-repeated="1014"/>
        </table:table-row>
      </table:table>
      <table:table table:name="test-full-fass_the3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6" table:default-cell-style-name="ce7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78916079081985" calcext:value-type="float">
            <text:p>0.98</text:p>
          </table:table-cell>
          <table:table-cell office:value-type="float" office:value="0.808661071916389" calcext:value-type="float">
            <text:p>0.81</text:p>
          </table:table-cell>
          <table:table-cell office:value-type="float" office:value="0.925925925925926" calcext:value-type="float">
            <text:p>0.9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592592592592593" calcext:value-type="float">
            <text:p>0.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3962855431126" calcext:value-type="float">
            <text:p>0.99</text:p>
          </table:table-cell>
          <table:table-cell office:value-type="float" office:value="0.876588110908457" calcext:value-type="float">
            <text:p>0.88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907407407407407" calcext:value-type="float">
            <text:p>0.91</text:p>
          </table:table-cell>
          <table:table-cell office:value-type="float" office:value="0.481481481481481" calcext:value-type="float">
            <text:p>0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5813939198427" calcext:value-type="float">
            <text:p>1.00</text:p>
          </table:table-cell>
          <table:table-cell office:value-type="float" office:value="0.919675272513604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907407407407407" calcext:value-type="float">
            <text:p>0.91</text:p>
          </table:table-cell>
          <table:table-cell office:value-type="float" office:value="0.685185185185185" calcext:value-type="float">
            <text:p>0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83048373965006" calcext:value-type="float">
            <text:p>0.98</text:p>
          </table:table-cell>
          <table:table-cell office:value-type="float" office:value="0.786689770248639" calcext:value-type="float">
            <text:p>0.79</text:p>
          </table:table-cell>
          <table:table-cell office:value-type="float" office:value="0.962962962962963" calcext:value-type="float">
            <text:p>0.96</text:p>
          </table:table-cell>
          <table:table-cell office:value-type="float" office:value="0.759259259259259" calcext:value-type="float">
            <text:p>0.76</text:p>
          </table:table-cell>
          <table:table-cell office:value-type="float" office:value="0.462962962962963" calcext:value-type="float">
            <text:p>0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3202451725886" calcext:value-type="float">
            <text:p>0.99</text:p>
          </table:table-cell>
          <table:table-cell office:value-type="float" office:value="0.863659938500058" calcext:value-type="float">
            <text:p>0.86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537037037037037" calcext:value-type="float">
            <text:p>0.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86450988524817" calcext:value-type="float">
            <text:p>0.99</text:p>
          </table:table-cell>
          <table:table-cell office:value-type="float" office:value="0.81901700529615" calcext:value-type="float">
            <text:p>0.82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11111111111111" calcext:value-type="float">
            <text:p>0.6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54" calcext:value-type="float">
            <text:p>54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6" table:formula="of:=AVERAGE([.D2:.D7])" office:value-type="float" office:value="0.988565781321208" calcext:value-type="float">
            <text:p>0.99</text:p>
          </table:table-cell>
          <table:table-cell table:style-name="ce6" table:formula="of:=AVERAGE([.E2:.E7])" office:value-type="float" office:value="0.845715194897216" calcext:value-type="float">
            <text:p>0.85</text:p>
          </table:table-cell>
          <table:table-cell table:style-name="ce6" table:formula="of:=AVERAGE([.F2:.F7])" office:value-type="float" office:value="0.972222222222222" calcext:value-type="float">
            <text:p>0.97</text:p>
          </table:table-cell>
          <table:table-cell table:style-name="ce6" table:formula="of:=AVERAGE([.G2:.G7])" office:value-type="float" office:value="0.83641975308642" calcext:value-type="float">
            <text:p>0.84</text:p>
          </table:table-cell>
          <table:table-cell table:style-name="ce6" table:formula="of:=AVERAGE([.H2:.H7])" office:value-type="float" office:value="0.561728395061728" calcext:value-type="float">
            <text:p>0.56</text:p>
          </table:table-cell>
          <table:table-cell table:style-name="ce6" table:number-columns-repeated="2"/>
          <table:table-cell table:number-columns-repeated="1014"/>
        </table:table-row>
      </table:table>
      <table:table table:name="test-full-fass_c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6" table:default-cell-style-name="ce7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3175190632677" calcext:value-type="float">
            <text:p>0.96</text:p>
          </table:table-cell>
          <table:table-cell office:value-type="float" office:value="0.755660934055095" calcext:value-type="float">
            <text:p>0.76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430769230769231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78776760361165" calcext:value-type="float">
            <text:p>0.98</text:p>
          </table:table-cell>
          <table:table-cell office:value-type="float" office:value="0.801387538862012" calcext:value-type="float">
            <text:p>0.8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461538461538462" calcext:value-type="float">
            <text:p>0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78642759148773" calcext:value-type="float">
            <text:p>0.98</text:p>
          </table:table-cell>
          <table:table-cell office:value-type="float" office:value="0.889599080808848" calcext:value-type="float">
            <text:p>0.89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630769230769231" calcext:value-type="float">
            <text:p>0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9926299333184" calcext:value-type="float">
            <text:p>0.97</text:p>
          </table:table-cell>
          <table:table-cell office:value-type="float" office:value="0.792171132652852" calcext:value-type="float">
            <text:p>0.79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69230769230769" calcext:value-type="float">
            <text:p>0.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2651947803337" calcext:value-type="float">
            <text:p>0.96</text:p>
          </table:table-cell>
          <table:table-cell office:value-type="float" office:value="0.797631846038745" calcext:value-type="float">
            <text:p>0.8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584615384615385" calcext:value-type="float">
            <text:p>0.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4279105382382" calcext:value-type="float">
            <text:p>0.96</text:p>
          </table:table-cell>
          <table:table-cell office:value-type="float" office:value="0.735040814594333" calcext:value-type="float">
            <text:p>0.74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476923076923077" calcext:value-type="float">
            <text:p>0.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65" calcext:value-type="float">
            <text:p>65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6" table:formula="of:=AVERAGE([.D2:.D7])" office:value-type="float" office:value="0.96957534377692" calcext:value-type="float">
            <text:p>0.97</text:p>
          </table:table-cell>
          <table:table-cell table:style-name="ce6" table:formula="of:=AVERAGE([.E2:.E7])" office:value-type="float" office:value="0.795248557835314" calcext:value-type="float">
            <text:p>0.80</text:p>
          </table:table-cell>
          <table:table-cell table:style-name="ce6" table:formula="of:=AVERAGE([.F2:.F7])" office:value-type="float" office:value="0.91025641025641" calcext:value-type="float">
            <text:p>0.91</text:p>
          </table:table-cell>
          <table:table-cell table:style-name="ce6" table:formula="of:=AVERAGE([.G2:.G7])" office:value-type="float" office:value="0.756410256410257" calcext:value-type="float">
            <text:p>0.76</text:p>
          </table:table-cell>
          <table:table-cell table:style-name="ce6" table:formula="of:=AVERAGE([.H2:.H7])" office:value-type="float" office:value="0.525641025641026" calcext:value-type="float">
            <text:p>0.53</text:p>
          </table:table-cell>
          <table:table-cell table:style-name="ce6" table:number-columns-repeated="2"/>
          <table:table-cell table:number-columns-repeated="1014"/>
        </table:table-row>
      </table:table>
      <table:table table:name="test-full-fass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6" table:default-cell-style-name="ce7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69598296365538" calcext:value-type="float">
            <text:p>0.97</text:p>
          </table:table-cell>
          <table:table-cell office:value-type="float" office:value="0.720752564964025" calcext:value-type="float">
            <text:p>0.72</text:p>
          </table:table-cell>
          <table:table-cell office:value-type="float" office:value="0.91044776119403" calcext:value-type="float">
            <text:p>0.91</text:p>
          </table:table-cell>
          <table:table-cell office:value-type="float" office:value="0.641791044776119" calcext:value-type="float">
            <text:p>0.64</text:p>
          </table:table-cell>
          <table:table-cell office:value-type="float" office:value="0.343283582089552" calcext:value-type="float">
            <text:p>0.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89370856212509" calcext:value-type="float">
            <text:p>0.99</text:p>
          </table:table-cell>
          <table:table-cell office:value-type="float" office:value="0.792786529316163" calcext:value-type="float">
            <text:p>0.79</text:p>
          </table:table-cell>
          <table:table-cell office:value-type="float" office:value="0.970149253731343" calcext:value-type="float">
            <text:p>0.97</text:p>
          </table:table-cell>
          <table:table-cell office:value-type="float" office:value="0.761194029850746" calcext:value-type="float">
            <text:p>0.76</text:p>
          </table:table-cell>
          <table:table-cell office:value-type="float" office:value="0.358208955223881" calcext:value-type="float">
            <text:p>0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87037025573089" calcext:value-type="float">
            <text:p>0.99</text:p>
          </table:table-cell>
          <table:table-cell office:value-type="float" office:value="0.826800831890152" calcext:value-type="float">
            <text:p>0.83</text:p>
          </table:table-cell>
          <table:table-cell office:value-type="float" office:value="0.970149253731343" calcext:value-type="float">
            <text:p>0.97</text:p>
          </table:table-cell>
          <table:table-cell office:value-type="float" office:value="0.746268656716418" calcext:value-type="float">
            <text:p>0.75</text:p>
          </table:table-cell>
          <table:table-cell office:value-type="float" office:value="0.582089552238806" calcext:value-type="float">
            <text:p>0.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84486526306667" calcext:value-type="float">
            <text:p>0.98</text:p>
          </table:table-cell>
          <table:table-cell office:value-type="float" office:value="0.775539790727781" calcext:value-type="float">
            <text:p>0.78</text:p>
          </table:table-cell>
          <table:table-cell office:value-type="float" office:value="0.955223880597015" calcext:value-type="float">
            <text:p>0.96</text:p>
          </table:table-cell>
          <table:table-cell office:value-type="float" office:value="0.701492537313433" calcext:value-type="float">
            <text:p>0.70</text:p>
          </table:table-cell>
          <table:table-cell office:value-type="float" office:value="0.43283582089552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91500399289327" calcext:value-type="float">
            <text:p>0.99</text:p>
          </table:table-cell>
          <table:table-cell office:value-type="float" office:value="0.814928141905589" calcext:value-type="float">
            <text:p>0.81</text:p>
          </table:table-cell>
          <table:table-cell office:value-type="float" office:value="1" calcext:value-type="float">
            <text:p>1.00</text:p>
          </table:table-cell>
          <table:table-cell office:value-type="float" office:value="0.761194029850746" calcext:value-type="float">
            <text:p>0.76</text:p>
          </table:table-cell>
          <table:table-cell office:value-type="float" office:value="0.43283582089552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72266415743762" calcext:value-type="float">
            <text:p>0.97</text:p>
          </table:table-cell>
          <table:table-cell office:value-type="float" office:value="0.684644251201547" calcext:value-type="float">
            <text:p>0.68</text:p>
          </table:table-cell>
          <table:table-cell office:value-type="float" office:value="0.925373134328358" calcext:value-type="float">
            <text:p>0.93</text:p>
          </table:table-cell>
          <table:table-cell office:value-type="float" office:value="0.567164179104478" calcext:value-type="float">
            <text:p>0.57</text:p>
          </table:table-cell>
          <table:table-cell office:value-type="float" office:value="0.388059701492537" calcext:value-type="float">
            <text:p>0.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67" calcext:value-type="float">
            <text:p>67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6" table:formula="of:=AVERAGE([.D2:.D7])" office:value-type="float" office:value="0.982376586581815" calcext:value-type="float">
            <text:p>0.98</text:p>
          </table:table-cell>
          <table:table-cell table:style-name="ce6" table:formula="of:=AVERAGE([.E2:.E7])" office:value-type="float" office:value="0.769242018334209" calcext:value-type="float">
            <text:p>0.77</text:p>
          </table:table-cell>
          <table:table-cell table:style-name="ce6" table:formula="of:=AVERAGE([.F2:.F7])" office:value-type="float" office:value="0.955223880597015" calcext:value-type="float">
            <text:p>0.96</text:p>
          </table:table-cell>
          <table:table-cell table:style-name="ce6" table:formula="of:=AVERAGE([.G2:.G7])" office:value-type="float" office:value="0.696517412935323" calcext:value-type="float">
            <text:p>0.70</text:p>
          </table:table-cell>
          <table:table-cell table:style-name="ce6" table:formula="of:=AVERAGE([.H2:.H7])" office:value-type="float" office:value="0.422885572139303" calcext:value-type="float">
            <text:p>0.42</text:p>
          </table:table-cell>
          <table:table-cell table:style-name="ce6" table:number-columns-repeated="2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8" number:min-decimal-places="18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20" number:min-decimal-places="2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4-06T12:34:41.938272391</meta:creation-date>
    <dc:date>2022-04-07T12:37:15.237102743</dc:date>
    <meta:editing-duration>PT22H20M56S</meta:editing-duration>
    <meta:editing-cycles>13</meta:editing-cycles>
    <meta:generator>LibreOffice/7.1.7.2$Linux_X86_64 LibreOffice_project/c6a4e3954236145e2acb0b65f68614365aeee33f</meta:generator>
    <meta:document-statistic meta:table-count="10" meta:cell-count="832" meta:object-count="0"/>
  </office:meta>
</office:document-meta>
</file>